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12.112cm" svg:y="17.76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1.778cm" svg:height="1.816cm" svg:x="11.011cm" svg:y="18.359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1" draw:layer="layout" svg:width="1.778cm" svg:height="1.816cm" svg:x="9.91cm" svg:y="18.958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547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648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66cm" svg:x2="5.459cm" svg:y2="29.0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1-10T11:45:43.199191810</dc:date>
    <meta:editing-duration>PT2H28M9S</meta:editing-duration>
    <meta:editing-cycles>35</meta:editing-cycles>
    <meta:generator>LibreOffice/6.0.7.3$Linux_X86_64 LibreOffice_project/00m0$Build-3</meta:generator>
    <meta:document-statistic meta:object-count="38"/>
  </office:meta>
</office:document-meta>
</file>